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Text_20_body">
      <style:paragraph-properties fo:line-height="100%" fo:text-align="center" style:justify-single-word="false"/>
    </style:style>
    <style:style style:name="P2" style:family="paragraph" style:parent-style-name="Heading_20_2" style:master-page-name="MP0">
      <style:paragraph-properties fo:text-align="center" style:justify-single-word="false" style:page-number="auto" fo:break-before="page"/>
    </style:style>
    <style:style style:name="P3" style:family="paragraph" style:parent-style-name="Text_20_body" style:list-style-name="L1">
      <style:paragraph-properties fo:line-height="100%"/>
    </style:style>
    <style:style style:name="T1" style:family="text">
      <style:text-properties style:font-name="Liberation 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2" style:family="text">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3" style:family="text">
      <style:text-properties officeooo:rsid="0017ebcf"/>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span text:style-name="Default_20_Paragraph_20_Font"><text:span text:style-name="T1">CS308 Gizmoball MW-WED Team 4</text:span></text:span></text:h>
      <text:p text:style-name="P1"><text:span text:style-name="Default_20_Paragraph_20_Font"><text:span text:style-name="T2">Explanation of Changes to Our Design</text:span></text:span></text:p>
      <text:list xml:id="list1201135007349774316" text:style-name="L1">
        <text:list-item>
          <text:p text:style-name="P3">In our preliminary release, one criticism which was given was that our class diagram contains a ball interface, the ball interface remains a part of our code and the reason for this is due to a reference to the ball being used in the View. We have an interface to decouple the application and prevent the view from having a reference to the concrete ball class.</text:p>
        </text:list-item>
        <text:list-item>
          <text:p text:style-name="P3">An Intellij generated class diagram (Top-Level-Class-Diagram.png) is included in the gizmo ball documentation, this includes direction of dependencies as well as expansion of the 3 main packages, also including methods and fields.</text:p>
        </text:list-item>
        <text:list-item>
          <text:p text:style-name="P3">A collection of each gizmo type is held in the Model class, this is the main class of the model package and has methods for adding gizmos and returning gizmos of certain type. Each gizmo also has its own class stored in the “Gizmo” package for functionality such as co-ordinate position and triggers.</text:p>
        </text:list-item>
        <text:list-item>
          <text:p text:style-name="P3">A Testing package has been added to the program where various JUnit tests have been added to test functional requirements of the gizmos and use cases, <text:span text:style-name="T3">however in order to test code coverage using Intellij I have refactored the ModelTest.java class from the testing package to the Model package, as this now works to calculate the model line coverage percentage</text:span>. The JUnit tests functionality such as adding and removing gizmos of a certain type, the save and load feature of the game, ball velocity, replacing the ball , and getting the gizmo type based on the coordinates of the game, also tests whether the gizmo added is an instance of the correct gizmo class as expected.</text:p>
        </text:list-item>
        <text:list-item>
          <text:p text:style-name="P3">There are a few classes in the view, in build mode there is a class for the user interface of the board and a class which contains the main buttons and navigation components (Build Mode Board). This is also the case for run mode which contains a run mode board and run mode GUI.</text:p>
        </text:list-item>
        <text:list-item>
          <text:p text:style-name="P3">The view class contains references to both run mode and build mode. It sets up the JPanel with the GUI mode currently in use, and adds the data to the frame as required. In the preliminary submission the view class was not connected to the run mode class, this was an error with the diagram as it should have been added, the view is related to both versions of the game, i.e. build mode and run mode.</text:p>
        </text:list-item>
        <text:list-item>
          <text:p text:style-name="P3">Load and save methods are handled in the “Gizmo File Handler” class and is also related to the model which uses a save and load method to handle this data.</text:p>
        </text:list-item>
        <text:list-item>
          <text:p text:style-name="P3">Also in our preliminary class diagram the flipper class was created as one class, this has been adjusted and there now exists a left and right flipper class for handling different functionality.</text:p>
        </text:list-item>
        <text:list-item>
          <text:p text:style-name="P3">There is now also a utility package which contains details of the default file with various gizmos and also contains constants for setting the theme colour in build mode and run mode.</text:p>
        </text:list-item>
        <text:list-item>
          <text:p text:style-name="P3">Utility package also contains the Observer and Observable interfaces for use in our MVC design pattern.</text:p>
        </text:list-item>
        <text:list-item>
          <text:p text:style-name="P3">The listener package now contains the magic key listener class, making the code platform independent for use in both Linux and Windows operating systems. We now also have a number of Gizmo listener classes mainly for handling user interaction with mouse pressed and mouse released events to let the user add, remove and move gizmos during run time.</text:p>
        </text:list-item>
        <text:list-item>
          <text:p text:style-name="P3">The key connections class is also now done and has been added to the view pack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iam Joyce</meta:initial-creator>
    <meta:creation-date>2018-03-20T13:47:00Z</meta:creation-date>
    <dc:date>2018-03-21T11:37:43.937354212</dc:date>
    <meta:editing-cycles>4</meta:editing-cycles>
    <meta:editing-duration>PT3M23S</meta:editing-duration>
    <meta:document-statistic meta:table-count="0" meta:image-count="0" meta:object-count="0" meta:page-count="1" meta:paragraph-count="14" meta:word-count="605" meta:character-count="3386" meta:non-whitespace-character-count="2807"/>
    <meta:template xlink:type="simple" xlink:actuate="onRequest" xlink:title="" xlink:href="C5878C22.dotm"/>
  </office:meta>
</office:document-meta>
</file>